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e38b" officeooo:paragraph-rsid="0009e38b"/>
    </style:style>
    <style:style style:name="P2" style:family="paragraph" style:parent-style-name="Standard">
      <style:paragraph-properties fo:text-align="center" style:justify-single-word="false"/>
      <style:text-properties officeooo:rsid="000bb2d0" officeooo:paragraph-rsid="000bb2d0"/>
    </style:style>
    <style:style style:name="P3" style:family="paragraph" style:parent-style-name="Standard">
      <style:paragraph-properties fo:text-align="start" style:justify-single-word="false"/>
      <style:text-properties officeooo:rsid="000bb2d0" officeooo:paragraph-rsid="000bb2d0"/>
    </style:style>
    <style:style style:name="P4" style:family="paragraph" style:parent-style-name="Standard" style:list-style-name="L5">
      <style:paragraph-properties fo:text-align="start" style:justify-single-word="false"/>
      <style:text-properties officeooo:rsid="000bb2d0" officeooo:paragraph-rsid="000bb2d0"/>
    </style:style>
    <style:style style:name="P5" style:family="paragraph" style:parent-style-name="Standard" style:list-style-name="L4">
      <style:paragraph-properties fo:text-align="start" style:justify-single-word="false"/>
      <style:text-properties officeooo:rsid="000bb2d0" officeooo:paragraph-rsid="000bb2d0"/>
    </style:style>
    <style:style style:name="P6" style:family="paragraph" style:parent-style-name="Standard" style:list-style-name="L8">
      <style:paragraph-properties fo:text-align="start" style:justify-single-word="false"/>
      <style:text-properties officeooo:rsid="000bb2d0" officeooo:paragraph-rsid="000bb2d0"/>
    </style:style>
    <style:style style:name="P7" style:family="paragraph" style:parent-style-name="Standard">
      <style:paragraph-properties fo:text-align="start" style:justify-single-word="false"/>
      <style:text-properties officeooo:paragraph-rsid="000bb2d0"/>
    </style:style>
    <style:style style:name="P8" style:family="paragraph" style:parent-style-name="Standard" style:list-style-name="L4">
      <style:paragraph-properties fo:text-align="start" style:justify-single-word="false"/>
      <style:text-properties officeooo:paragraph-rsid="000bb2d0"/>
    </style:style>
    <style:style style:name="P9" style:family="paragraph" style:parent-style-name="Standard" style:list-style-name="L5">
      <style:paragraph-properties fo:text-align="start" style:justify-single-word="false"/>
      <style:text-properties officeooo:paragraph-rsid="000bb2d0"/>
    </style:style>
    <style:style style:name="P10" style:family="paragraph" style:parent-style-name="Standard" style:list-style-name="L9">
      <style:paragraph-properties fo:text-align="start" style:justify-single-word="false"/>
      <style:text-properties officeooo:rsid="000d53a9" officeooo:paragraph-rsid="000d53a9"/>
    </style:style>
    <style:style style:name="P11" style:family="paragraph" style:parent-style-name="Standard" style:list-style-name="L9">
      <style:paragraph-properties fo:text-align="start" style:justify-single-word="false"/>
      <style:text-properties officeooo:rsid="000f3b4f" officeooo:paragraph-rsid="000f3b4f"/>
    </style:style>
    <style:style style:name="T1" style:family="text">
      <style:text-properties officeooo:rsid="000bb2d0"/>
    </style:style>
    <style:style style:name="T2" style:family="text">
      <style:text-properties officeooo:rsid="00109901"/>
    </style:style>
    <style:style style:name="T3" style:family="text">
      <style:text-properties officeooo:rsid="0011ccc4"/>
    </style:style>
    <style:style style:name="T4" style:family="text">
      <style:text-properties officeooo:rsid="0011e3da"/>
    </style:style>
    <style:style style:name="T5" style:family="text">
      <style:text-properties officeooo:rsid="0011e5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ML CH 1 &amp; 2</text:p>
      <text:p text:style-name="P7">Chapter 1:</text:p>
      <text:list xml:id="list407775868" text:style-name="L4">
        <text:list-item>
          <text:p text:style-name="P8">Types of ML</text:p>
        </text:list-item>
      </text:list>
      <text:list xml:id="list1504385545" text:style-name="L5">
        <text:list-item>
          <text:p text:style-name="P9">Supervised vs Unsupervised <text:span text:style-name="T1">Learning</text:span></text:p>
        </text:list-item>
        <text:list-item>
          <text:p text:style-name="P9">Batch and Online Learning</text:p>
        </text:list-item>
        <text:list-item>
          <text:p text:style-name="P4">Instance-Based vs Model-Based Learning</text:p>
        </text:list-item>
      </text:list>
      <text:list xml:id="list4941770762645" text:continue-list="list407775868" text:style-name="L4">
        <text:list-item>
          <text:p text:style-name="P5">Main Challenges – Not enough training data, non-representative data, poor data, poor features, overfitting, underfitting, </text:p>
        </text:list-item>
        <text:list-item>
          <text:p text:style-name="P8"><text:s/><text:span text:style-name="T1">Testing and Validation</text:span></text:p>
        </text:list-item>
      </text:list>
      <text:p text:style-name="P7"><text:span text:style-name="T1">Chapter 2:</text:span></text:p>
      <text:list xml:id="list49432775" text:style-name="L8">
        <text:list-item>
          <text:p text:style-name="P6">Analyze the problem</text:p>
        </text:list-item>
        <text:list-item>
          <text:p text:style-name="P6">Collect the data</text:p>
        </text:list-item>
        <text:list-item>
          <text:p text:style-name="P6">Visualize and explore the data</text:p>
        </text:list-item>
        <text:list-item>
          <text:p text:style-name="P6">Prepare and clean the data</text:p>
        </text:list-item>
        <text:list-item>
          <text:p text:style-name="P6">Select and train a model</text:p>
        </text:list-item>
        <text:list-item>
          <text:p text:style-name="P6">Tune the model</text:p>
        </text:list-item>
      </text:list>
      <text:p text:style-name="P3"/>
      <text:p text:style-name="P2">DL CH 1</text:p>
      <text:p text:style-name="P3">Chapter 1:</text:p>
      <text:list xml:id="list302149432" text:style-name="L9">
        <text:list-item>
          <text:p text:style-name="P10">Linear Algebra Review – scalars, vectors, matrices, tensors <text:span text:style-name="T2">(multidimensional array)</text:span>, hyperplanes, operations, solving systems of equations<text:span text:style-name="T3">(Ax = b)</text:span> </text:p>
        </text:list-item>
        <text:list-item>
          <text:p text:style-name="P10">Statistics Review – probability, conditional probabilities, <text:span text:style-name="T4">bayes’s theorem, </text:span>posterior probability, distributions<text:span text:style-name="T5">(normal, binomial, inverse gaussian, log normal)</text:span>, <text:span text:style-name="T5">central limit theorem(for sufficiently large sample sizes, the sampling distribution of the sample mean approximates the normal distribution), samples vs population, resampling methods(bootstrapping, cross-validation), selection bias, likelihood</text:span></text:p>
        </text:list-item>
        <text:list-item>
          <text:p text:style-name="P11">Key concepts – Regression, classification, clustering, underfitting and overfitting, optimization, convex optimization, gradient descent, stochastic gradient descent, quasi-newton optimization methods, generative vs discriminative models</text:p>
        </text:list-item>
        <text:list-item>
          <text:p text:style-name="P11">Logistic regression – the logistic function, understanding the output</text:p>
        </text:list-item>
        <text:list-item>
          <text:p text:style-name="P11">Evaluating models – <text:span text:style-name="T2">confusion matrix, precision, accuracy, recall, F1 scor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4T22:13:56.808898049</meta:creation-date>
    <dc:date>2019-01-15T00:49:40.641910254</dc:date>
    <meta:editing-duration>PT43M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186" meta:character-count="1401" meta:non-whitespace-character-count="1245"/>
  </office:meta>
</office:document-meta>
</file>